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65cm" fo:margin-bottom="0.265cm" loext:contextual-spacing="false" fo:orphans="2" fo:widows="2"/>
      <style:text-properties fo:color="#0a0004" fo:font-size="12pt" loext:padding="0cm" loext:border="none"/>
    </style:style>
    <style:style style:name="P2" style:family="paragraph" style:parent-style-name="Standard">
      <style:paragraph-properties fo:margin-left="0cm" fo:margin-right="0cm" fo:margin-top="0.265cm" fo:margin-bottom="0.265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top="0.265cm" fo:margin-bottom="0.265cm" loext:contextual-spacing="false" fo:orphans="2" fo:widows="2"/>
      <style:text-properties fo:color="#0a0004" fo:font-size="12pt" loext:padding="0cm" loext:border="none"/>
    </style:style>
    <style:style style:name="P4" style:family="paragraph" style:parent-style-name="Text_20_body">
      <style:paragraph-properties fo:margin-top="0.265cm" fo:margin-bottom="0.265cm" loext:contextual-spacing="false" fo:orphans="2" fo:widows="2"/>
      <style:text-properties fo:color="#0a0004" fo:font-size="12pt" officeooo:rsid="000d000b" officeooo:paragraph-rsid="000d000b" loext:padding="0cm" loext:border="none"/>
    </style:style>
    <style:style style:name="P5" style:family="paragraph" style:parent-style-name="Text_20_body">
      <style:paragraph-properties fo:margin-top="0.265cm" fo:margin-bottom="0.265cm" loext:contextual-spacing="false" fo:orphans="2" fo:widows="2"/>
    </style:style>
    <style:style style:name="P6" style:family="paragraph" style:parent-style-name="Text_20_body">
      <style:paragraph-properties fo:margin-top="0.265cm" fo:margin-bottom="0.265cm" loext:contextual-spacing="false" fo:orphans="2" fo:widows="2"/>
      <style:text-properties officeooo:paragraph-rsid="000d000b"/>
    </style:style>
    <style:style style:name="P7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a0004" fo:letter-spacing="normal" loext:padding="0cm" loext:border="none"/>
    </style:style>
    <style:style style:name="P8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a0004" fo:letter-spacing="normal" officeooo:rsid="000d000b" officeooo:paragraph-rsid="000d000b" loext:padding="0cm" loext:border="none"/>
    </style:style>
    <style:style style:name="P9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d000b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0c9962" officeooo:paragraph-rsid="000c9962"/>
    </style:style>
    <style:style style:name="T1" style:family="text">
      <style:text-properties fo:font-variant="normal" fo:text-transform="none" fo:color="#0a0004" style:font-name="Roboto" fo:font-size="14.2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a0004" style:font-name="Roboto" fo:font-size="14.25pt" fo:letter-spacing="normal" fo:font-style="normal" fo:font-weight="normal" officeooo:rsid="000c9962" loext:padding="0cm" loext:border="none"/>
    </style:style>
    <style:style style:name="T3" style:family="text">
      <style:text-properties fo:font-variant="normal" fo:text-transform="none" fo:color="#0a0004" style:font-name="Roboto" fo:font-size="14.25pt" fo:letter-spacing="normal" fo:font-style="normal" fo:font-weight="normal" officeooo:rsid="000d000b" loext:padding="0cm" loext:border="none"/>
    </style:style>
    <style:style style:name="T4" style:family="text">
      <style:text-properties officeooo:rsid="000c9962"/>
    </style:style>
    <style:style style:name="T5" style:family="text">
      <style:text-properties officeooo:rsid="000d000b"/>
    </style:style>
    <style:style style:name="T6" style:family="text">
      <style:text-properties style:font-name="Roboto" fo:font-size="14.25pt" fo:font-style="normal" fo:font-weight="normal"/>
    </style:style>
    <style:style style:name="T7" style:family="text">
      <style:text-properties style:font-name="Roboto" fo:font-size="14.25pt" fo:font-style="normal" fo:font-weight="normal" officeooo:rsid="000d000b"/>
    </style:style>
    <style:style style:name="Sect1" style:family="section">
      <style:section-properties fo:background-color="#fbfbfb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faq-444">
        <text:section text:style-name="Sect2" text:name="faq-Willtheactorstouchyou">
          <text:p text:style-name="P1">Will the actors touch you?</text:p>
        </text:section>
        <text:p text:style-name="P2"><text:span text:style-name="T1">No, actors will not touch you and you are not allowed to touch them.</text:span></text:p>
      </text:section>
      <text:section text:style-name="Sect1" text:name="faq-448">
        <text:section text:style-name="Sect2" text:name="faq-Areyouopenrainorshine">
          <text:p text:style-name="P3">Are you open rain or shine?</text:p>
        </text:section>
        <text:p text:style-name="P10"><text:span text:style-name="T1">YES We usually stay open even if it rains. If we do have to close due to weather for the safety of guests &amp; actors, we will post the notice on our social pages, and send an email to those who purchased a ticket for that night.</text:span></text:p>
      </text:section>
      <text:section text:style-name="Sect1" text:name="faq-450">
        <text:section text:style-name="Sect2" text:name="faq-WhatageisFearFarmrecommendedfor">
          <text:p text:style-name="P3">What age is <text:span text:style-name="T4">Terror Trail</text:span> recommended for?</text:p>
        </text:section>
        <text:p text:style-name="P9"><text:span text:style-name="T2">Terror Trail</text:span><text:span text:style-name="T1">’s intended audience is 1</text:span><text:span text:style-name="T2">3</text:span><text:span text:style-name="T1"> and up. </text:span><text:span text:style-name="T2">But we have a Kids Zone in the park during the day for younger children with trick or treating. </text:span></text:p>
      </text:section>
      <text:section text:style-name="Sect1" text:name="faq-434">
        <text:section text:style-name="Sect2" text:name="faq-WhatTimeDoestheFarmClose">
          <text:p text:style-name="P3">What Time Does the Farm Close?</text:p>
        </text:section>
        <text:p text:style-name="P12"><text:span text:style-name="T1">Terror Trail closes at 11pm, last group will be brought in at 10:45 pm. Market closes at 9pm and kids zone at 5pm. </text:span></text:p>
      </text:section>
      <text:section text:style-name="Sect1" text:name="faq-440">
        <text:section text:style-name="Sect2" text:name="faq-WhatisaFastPass">
          <text:p text:style-name="P4">Where do I pay? </text:p>
        </text:section>
        <text:p text:style-name="P11"><text:span text:style-name="T3">You can get pre sale tickets online at (--) or pay at the front gate in the park and get your wristband. </text:span></text:p>
      </text:section>
      <text:section text:style-name="Sect1" text:name="faq-442">
        <text:section text:style-name="Sect2" text:name="faq-Howlongdoesittakegothrougheverything">
          <text:p text:style-name="P3">How long does it take go through everything?</text:p>
        </text:section>
        <text:p text:style-name="P8"><text:span text:style-name="T6">Wait times in line depend on attendance, Saturday most likey busier then Sunday. </text:span></text:p>
        <text:p text:style-name="P6"><text:span text:style-name="T3">Guests will be lead through the trail by a host and they will take about 10-15 mins to go through the trail. </text:span></text:p>
      </text:section>
      <text:section text:style-name="Sect1" text:name="faq-452">
        <text:section text:style-name="Sect2" text:name="faq-CanIattendifIampregnant">
          <text:p text:style-name="P3">Can I attend if I am pregnant?</text:p>
        </text:section>
        <text:p text:style-name="P10"><text:span text:style-name="T1">Sorry, no, pregnant women should not attend </text:span><text:span text:style-name="T3">Terror Trail</text:span><text:span text:style-name="T1">. This event is dark, with uneven ground, bumpy rides and surprises and scares at ever corner. Please visit us next year.</text:span></text:p>
      </text:section>
      <text:section text:style-name="Sect1" text:name="faq-459">
        <text:section text:style-name="Sect2" text:name="faq-WhatistheRefundPolicy">
          <text:p text:style-name="P3">What is the Refund Policy?</text:p>
        </text:section>
        <text:p text:style-name="P10"><text:soft-page-break/><text:span text:style-name="T1">Our refund policy is much like buying a concert or movie ticket. There are no refunds. If we close due to unsafe weather conditions we will </text:span><text:span text:style-name="T3">be giving refunds for pre sale tickets</text:span><text:span text:style-name="T1">. There will be no refunds for being too scared or frightened.</text:span></text:p>
      </text:section>
      <text:section text:style-name="Sect1" text:name="faq-457">
        <text:section text:style-name="Sect2" text:name="faq-Doyouusestrobelights">
          <text:p text:style-name="P3">Do you use strobe lights?</text:p>
        </text:section>
        <text:p text:style-name="P10"><text:span text:style-name="T1">Yes, we use strobe lights and light effects. very dark areas with low light. fog machines and loud noises.</text:span></text:p>
      </text:section>
      <text:section text:style-name="Sect1" text:name="faq-446">
        <text:section text:style-name="Sect2" text:name="faq-WhatshouldIbringorwear">
          <text:p text:style-name="P3">What should I bring or wear?</text:p>
        </text:section>
        <text:p text:style-name="P7"><text:span text:style-name="T6">Guests should wear good footwear, no heels or sandals. </text:span><text:span text:style-name="T7">Terror Trail</text:span><text:span text:style-name="T6"> is an outdoor event with uneven ground. Dress for the weather.</text:span></text:p>
        <text:p text:style-name="P5"><text:span text:style-name="T1">NO large backpacks are allowed on the farm. No costumes or masks allowed. Clearly no alcohol, drugs or smoking permitted on the </text:span><text:span text:style-name="T3">property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2:35:55.810336205</meta:creation-date>
    <dc:date>2019-07-19T00:03:53.099722468</dc:date>
    <meta:editing-duration>PT12M50S</meta:editing-duration>
    <meta:editing-cycles>1</meta:editing-cycles>
    <meta:document-statistic meta:table-count="0" meta:image-count="0" meta:object-count="0" meta:page-count="2" meta:paragraph-count="22" meta:word-count="366" meta:character-count="1930" meta:non-whitespace-character-count="1581"/>
    <meta:generator>LibreOffice/6.0.6.2$Linux_X86_64 LibreOffice_project/00m0$Build-2</meta:generator>
  </office:meta>
</office:document-meta>
</file>